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start" style:justify-single-word="false"/>
      <style:text-properties fo:font-style="italic" fo:font-weight="bold"/>
    </style:style>
    <style:style style:name="P4" style:family="paragraph" style:parent-style-name="Normal">
      <style:paragraph-properties fo:text-align="start" style:justify-single-word="false"/>
      <style:text-properties fo:font-style="italic" fo:font-weight="normal"/>
    </style:style>
    <style:style style:name="P5" style:family="paragraph" style:parent-style-name="Normal">
      <style:paragraph-properties fo:text-align="start" style:justify-single-word="false"/>
      <style:text-properties fo:font-weight="bold"/>
    </style:style>
    <style:style style:name="P6" style:family="paragraph" style:parent-style-name="Normal">
      <style:paragraph-properties fo:text-align="start" style:justify-single-word="false"/>
      <style:text-properties style:text-underline-style="solid" style:text-underline-width="auto" style:text-underline-color="font-color" fo:font-weight="normal"/>
    </style:style>
    <style:style style:name="P7" style:family="paragraph" style:parent-style-name="Normal">
      <style:paragraph-properties fo:text-align="start" style:justify-single-word="false"/>
      <style:text-properties fo:font-weight="normal"/>
    </style:style>
    <style:style style:name="P8" style:family="paragraph" style:parent-style-name="Normal">
      <style:paragraph-properties fo:text-align="start" style:justify-single-word="false"/>
      <style:text-properties fo:font-weight="normal" officeooo:rsid="001f453a" officeooo:paragraph-rsid="001f453a"/>
    </style:style>
    <style:style style:name="P9" style:family="paragraph" style:parent-style-name="Normal">
      <style:paragraph-properties fo:text-align="start" style:justify-single-word="false"/>
      <style:text-properties fo:font-weight="normal" officeooo:rsid="001f5094" officeooo:paragraph-rsid="001f5094"/>
    </style:style>
    <style:style style:name="P10" style:family="paragraph" style:parent-style-name="Normal">
      <style:paragraph-properties fo:text-align="start" style:justify-single-word="false"/>
      <style:text-properties fo:font-weight="normal" officeooo:rsid="001fcbce" officeooo:paragraph-rsid="001fcbce"/>
    </style:style>
    <style:style style:name="P11" style:family="paragraph" style:parent-style-name="Normal">
      <style:paragraph-properties fo:text-align="start" style:justify-single-word="false"/>
      <style:text-properties fo:font-style="normal" style:text-underline-style="none" fo:font-weight="normal" officeooo:rsid="0013ba65" officeooo:paragraph-rsid="0013ba65" style:font-style-asian="normal" style:font-style-complex="normal"/>
    </style:style>
    <style:style style:name="P12" style:family="paragraph" style:parent-style-name="Normal">
      <style:paragraph-properties fo:text-align="start" style:justify-single-word="false"/>
      <style:text-properties fo:font-style="normal" style:text-underline-style="none" fo:font-weight="normal" officeooo:rsid="0015b9c1" officeooo:paragraph-rsid="0015b9c1" style:font-style-asian="normal" style:font-style-complex="normal"/>
    </style:style>
    <style:style style:name="P13" style:family="paragraph" style:parent-style-name="Normal">
      <style:paragraph-properties fo:text-align="start" style:justify-single-word="false"/>
      <style:text-properties fo:font-style="normal" style:text-underline-style="none" fo:font-weight="normal" officeooo:rsid="0017f840" officeooo:paragraph-rsid="0017f840" style:font-style-asian="normal" style:font-style-complex="normal"/>
    </style:style>
    <style:style style:name="P14" style:family="paragraph" style:parent-style-name="Normal">
      <style:paragraph-properties fo:text-align="start" style:justify-single-word="false"/>
      <style:text-properties fo:font-style="normal" style:text-underline-style="solid" style:text-underline-width="auto" style:text-underline-color="font-color" fo:font-weight="normal" officeooo:rsid="0013ba65" officeooo:paragraph-rsid="0013ba65" style:font-style-asian="normal" style:font-style-complex="normal"/>
    </style:style>
    <style:style style:name="P15" style:family="paragraph" style:parent-style-name="Normal">
      <style:paragraph-properties fo:text-align="justify" style:justify-single-word="false"/>
      <style:text-properties style:font-name="Liberation Serif1" fo:font-size="12pt" fo:language="fr" fo:country="FR" fo:font-weight="bold" officeooo:rsid="0019ae30" officeooo:paragraph-rsid="0019ae30"/>
    </style:style>
    <style:style style:name="P16" style:family="paragraph" style:parent-style-name="Normal">
      <style:paragraph-properties fo:text-align="justify" style:justify-single-word="false"/>
      <style:text-properties style:font-name="Liberation Serif1" fo:font-size="12pt" fo:language="fr" fo:country="FR" fo:font-weight="normal" officeooo:rsid="0019ae30" officeooo:paragraph-rsid="0019ae30" style:font-weight-asian="normal" style:font-weight-complex="normal"/>
    </style:style>
    <style:style style:name="P17"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b2bd8"/>
    </style:style>
    <style:style style:name="P18"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bce6f" officeooo:paragraph-rsid="001bce6f"/>
    </style:style>
    <style:style style:name="P19"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d1d36" officeooo:paragraph-rsid="001d1d36"/>
    </style:style>
    <style:style style:name="P20" style:family="paragraph" style:parent-style-name="Normal" style:list-style-name="L2">
      <style:paragraph-properties fo:text-align="start" style:justify-single-word="false"/>
      <style:text-properties fo:font-weight="normal" officeooo:rsid="001f5094" officeooo:paragraph-rsid="001f5094"/>
    </style:style>
    <style:style style:name="P21" style:family="paragraph" style:parent-style-name="Normal" style:list-style-name="L2">
      <style:paragraph-properties fo:text-align="start" style:justify-single-word="false"/>
      <style:text-properties fo:font-weight="normal" officeooo:rsid="001fcbce" officeooo:paragraph-rsid="001fcbce"/>
    </style:style>
    <style:style style:name="P22" style:family="paragraph" style:parent-style-name="Normal">
      <style:paragraph-properties fo:text-align="start" style:justify-single-word="false"/>
      <style:text-properties fo:font-weight="normal" officeooo:rsid="001fcbce" officeooo:paragraph-rsid="001fcbce"/>
    </style:style>
    <style:style style:name="P23" style:family="paragraph" style:parent-style-name="Normal">
      <style:paragraph-properties fo:text-align="start" style:justify-single-word="false"/>
      <style:text-properties fo:font-weight="normal"/>
    </style:style>
    <style:style style:name="P24" style:family="paragraph" style:parent-style-name="Normal">
      <style:paragraph-properties fo:text-align="start" style:justify-single-word="false"/>
      <style:text-properties fo:font-weight="normal" officeooo:rsid="00231ece" officeooo:paragraph-rsid="00231ece"/>
    </style:style>
    <style:style style:name="P25" style:family="paragraph" style:parent-style-name="Normal">
      <style:paragraph-properties fo:text-align="start" style:justify-single-word="false"/>
      <style:text-properties fo:font-style="italic" fo:font-weight="normal"/>
    </style:style>
    <style:style style:name="P26" style:family="paragraph" style:parent-style-name="Normal">
      <style:paragraph-properties fo:text-align="start" style:justify-single-word="false"/>
      <style:text-properties fo:font-style="italic" fo:font-weight="normal" officeooo:rsid="00265302" officeooo:paragraph-rsid="00265302"/>
    </style:style>
    <style:style style:name="P27" style:family="paragraph" style:parent-style-name="Normal">
      <style:paragraph-properties fo:text-align="start" style:justify-single-word="false"/>
      <style:text-properties fo:font-style="italic" fo:font-weight="normal" officeooo:rsid="0027a543" officeooo:paragraph-rsid="0027a543"/>
    </style:style>
    <style:style style:name="P28" style:family="paragraph" style:parent-style-name="Normal">
      <style:paragraph-properties fo:text-align="start" style:justify-single-word="false"/>
      <style:text-properties fo:font-style="italic" fo:font-weight="normal" officeooo:rsid="002821ec" officeooo:paragraph-rsid="0031735a"/>
    </style:style>
    <style:style style:name="P29" style:family="paragraph" style:parent-style-name="Normal">
      <style:paragraph-properties fo:text-align="start" style:justify-single-word="false"/>
      <style:text-properties fo:font-style="italic" fo:font-weight="normal" officeooo:rsid="00295d75" officeooo:paragraph-rsid="00295d75"/>
    </style:style>
    <style:style style:name="P30" style:family="paragraph" style:parent-style-name="Normal">
      <style:paragraph-properties fo:text-align="start" style:justify-single-word="false"/>
      <style:text-properties fo:font-style="italic" fo:font-weight="normal" officeooo:rsid="00299c94" officeooo:paragraph-rsid="00299c94"/>
    </style:style>
    <style:style style:name="P31" style:family="paragraph" style:parent-style-name="Normal">
      <style:paragraph-properties fo:text-align="start" style:justify-single-word="false"/>
      <style:text-properties fo:font-style="italic" fo:font-weight="normal" officeooo:rsid="00299c94" officeooo:paragraph-rsid="002b75a5"/>
    </style:style>
    <style:style style:name="P32" style:family="paragraph" style:parent-style-name="Normal">
      <style:paragraph-properties fo:text-align="start" style:justify-single-word="false"/>
      <style:text-properties fo:font-style="italic" fo:font-weight="normal" officeooo:rsid="002b75a5" officeooo:paragraph-rsid="002b75a5"/>
    </style:style>
    <style:style style:name="P33" style:family="paragraph" style:parent-style-name="Normal">
      <style:paragraph-properties fo:text-align="start" style:justify-single-word="false"/>
      <style:text-properties fo:font-style="italic" fo:font-weight="normal" officeooo:rsid="002cb7f3" officeooo:paragraph-rsid="002cb7f3"/>
    </style:style>
    <style:style style:name="P34" style:family="paragraph" style:parent-style-name="Normal">
      <style:paragraph-properties fo:text-align="start" style:justify-single-word="false"/>
      <style:text-properties fo:font-style="italic" fo:font-weight="normal" officeooo:rsid="0031735a" officeooo:paragraph-rsid="0031735a"/>
    </style:style>
    <style:style style:name="P35" style:family="paragraph" style:parent-style-name="Normal">
      <style:paragraph-properties fo:text-align="start" style:justify-single-word="false"/>
      <style:text-properties fo:font-style="italic" fo:font-weight="normal" officeooo:rsid="0032f253" officeooo:paragraph-rsid="0032f253"/>
    </style:style>
    <style:style style:name="P36" style:family="paragraph" style:parent-style-name="Normal">
      <style:paragraph-properties fo:text-align="start" style:justify-single-word="false"/>
      <style:text-properties fo:font-style="italic" fo:font-weight="normal" officeooo:rsid="003480b2" officeooo:paragraph-rsid="003480b2"/>
    </style:style>
    <style:style style:name="P37" style:family="paragraph" style:parent-style-name="Normal">
      <style:paragraph-properties fo:text-align="start" style:justify-single-word="false" fo:break-before="page"/>
      <style:text-properties fo:font-style="italic" fo:font-weight="normal"/>
    </style:style>
    <style:style style:name="P38" style:family="paragraph" style:parent-style-name="Table_20_Contents">
      <style:paragraph-properties fo:text-align="start" style:justify-single-word="false"/>
      <style:text-properties style:font-name="Liberation Serif1" fo:font-size="12pt"/>
    </style:style>
    <style:style style:name="P39" style:family="paragraph" style:parent-style-name="Table_20_Contents">
      <style:paragraph-properties fo:text-align="start" style:justify-single-word="false"/>
      <style:text-properties style:font-name="Liberation Serif1" fo:font-size="12pt" officeooo:rsid="00265302" officeooo:paragraph-rsid="00265302"/>
    </style:style>
    <style:style style:name="P40" style:family="paragraph" style:parent-style-name="Table_20_Contents">
      <style:paragraph-properties fo:text-align="start" style:justify-single-word="false"/>
      <style:text-properties style:font-name="Liberation Serif1" fo:font-size="12pt" officeooo:rsid="0027a543" officeooo:paragraph-rsid="0027a543"/>
    </style:style>
    <style:style style:name="T1" style:family="text">
      <style:text-properties fo:font-style="italic" style:text-underline-style="solid" style:text-underline-width="auto" style:text-underline-color="font-color"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888"/>
    </style:style>
    <style:style style:name="T4" style:family="text">
      <style:text-properties officeooo:rsid="001b2bd8"/>
    </style:style>
    <style:style style:name="T5" style:family="text">
      <style:text-properties officeooo:rsid="001fcbce"/>
    </style:style>
    <style:style style:name="T6" style:family="text">
      <style:text-properties officeooo:rsid="00231ece"/>
    </style:style>
    <style:style style:name="T7" style:family="text">
      <style:text-properties officeooo:rsid="00233fe6"/>
    </style:style>
    <style:style style:name="T8" style:family="text">
      <style:text-properties officeooo:rsid="00265302"/>
    </style:style>
    <style:style style:name="T9" style:family="text">
      <style:text-properties officeooo:rsid="002b380d"/>
    </style:style>
    <style:style style:name="T10" style:family="text">
      <style:text-properties officeooo:rsid="002b75a5"/>
    </style:style>
    <style:style style:name="T11" style:family="text">
      <style:text-properties officeooo:rsid="002f4d1c"/>
    </style:style>
    <style:style style:name="T12" style:family="text">
      <style:text-properties officeooo:rsid="0031735a"/>
    </style:style>
    <style:style style:name="T13" style:family="text">
      <style:text-properties officeooo:rsid="0033c200"/>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Normal">PEPIN Thibaut</text:p>
        <text:p text:style-name="Normal">PAXENT Laurent</text:p>
        <text:p text:style-name="P1"/>
        <text:p text:style-name="P1">Université de Versailles - Saint Quentin</text:p>
        <text:p text:style-name="P1">“Algorithmique de Graphes”</text:p>
        <text:p text:style-name="P1">Le projet : Métro, c’est trop</text:p>
        <text:p text:style-name="P1"/>
        <text:p text:style-name="P2"/>
        <text:p text:style-name="P15">Introduction :</text:p>
        <text:p text:style-name="P15"/>
        <text:p text:style-name="P16"><text:tab/>L’objectif du projet <text:span text:style-name="T4">était</text:span> de créer un programme permettant de trouver le plus cours chemin entre deux stations du métro parisien et d’afficher sur une carte le tracé a suivre <text:span text:style-name="T4">ainsi que la durée du trajet.</text:span></text:p>
        <text:p text:style-name="P2"/>
        <text:p text:style-name="P2"/>
        <text:p text:style-name="P5">Déroulement du projet :</text:p>
        <text:p text:style-name="P5"/>
        <text:p text:style-name="P6">1) Pré-<text:span text:style-name="T4">lancement</text:span></text:p>
        <text:p text:style-name="P6"/>
        <text:list xml:id="list1404793645735989577" text:style-name="L1">
          <text:list-item>
            <text:p text:style-name="P17">La création d’un fichier contenant des informations sur les lignes de métro était indispensable , dans notre cas ce fichier - ligne_man.txt - contient une suite de gare correspondant aux gare ayant des liaisons directes et étant sur la même ligne , suivit , sur la ligne suivante , du nom de la ligne et de son terminus . Chaque ligne est présente plusieurs fois dans ce fichier , car nous avons décidé de mettre tous les sens dans lequel il était possible d’emprunter une ligne , celle ci possédant plusieurs terminus .</text:p>
            <text:p text:style-name="P18">Ce fichier a été obtenu en sélectionnant les terminus (gare qui ne possède qu’une seule liaison vers une gare ne possédant pas le même nom qu’elle) puis en suivant les liaisons a partir de ces terminus . Afin d’eviter de changer de ligne , il fallait verifier pour chaque liaison si la gare de départ et la gare d’arrivée possède le même nom , ce qui signifie un changement de ligne (ex : 190 191 180 ; saint-Lazarre → saint-Lazarre en 180s =&gt; changement de ligne).</text:p>
          </text:list-item>
          <text:list-item>
            <text:p text:style-name="P18">Pour permettre de cliquer sur la carte pour choisir les gares de départ et d’arrivée , il était nécessaire de posséder les coordonnées de chacune des gares . Un autre programme c est donc occupé d’afficher la carte et le nom d’une gare dans le terminal , il suffisait ensuite de cliquer sur la gare correspondante sur la carte et le programme enregistrait ses coordonnées puis affichait le nom de la prochaine gare.</text:p>
          </text:list-item>
          <text:list-item>
            <text:p text:style-name="P19">Un autre programme a également été créé pour permettre d’apporter des modification au fichier metro.txt ,pour permettre l’ajout de certaine gare non présente dans le fichier.</text:p>
          </text:list-item>
        </text:list>
        <text:p text:style-name="P8">2) <text:span text:style-name="T2">Lancement</text:span></text:p>
        <text:p text:style-name="P7"/>
        <text:list xml:id="list4410177033987686674" text:style-name="L2">
          <text:list-item>
            <text:p text:style-name="P20">Affichage</text:p>
          </text:list-item>
        </text:list>
        <text:p text:style-name="P9"><text:tab/><text:tab/>Dés le lancement , la carte s’affiche a l’écran en s’adaptant a la taille de celui-ci , l’utilisateur a alors la possibilité de zoomer/dézoomer et de se déplacer sur la carte , il peut egalement cliquer sur une gare pour la sélectionner un tant que gare de départ ou d’arrivé .</text:p>
        <text:p text:style-name="P9"/>
        <text:list xml:id="list153543200550875" text:continue-numbering="true" text:style-name="L2">
          <text:list-item>
            <text:p text:style-name="P20">Algo-pcc</text:p>
          </text:list-item>
        </text:list>
        <text:p text:style-name="P9"><text:tab/><text:tab/>Une fois le départ et l’arrivée trouvé , il suffit de lancer un algorithme de plus cours chemin , nous avons choisi dijkstra , avec un changement par rapport a dijkstra : chaque gare possédant plusieurs numéros (correspondant aux nombre de ligne qui y passe) , il est nécessaire de déterminer le meilleur point de départ et d’arriver , lors de nos premiers essais , la durée du parcours a pu être raccourci de 10min sur un trajet prenant <text:s/>20min auparavant , soit <text:span text:style-name="T5">une réduction de 50 % du temps de parcours !</text:span></text:p>
        <text:p text:style-name="P10"><text:soft-page-break/>L’algorithme de Dijkstra étant du one to all , déterminer la meilleure gare d’arrivé pour un point de départ est simple , ce qui n‘est pas le cas pour trouver la meilleure gare de départ : il faut rappeler Dijkstra pour chaque point de départ possible.</text:p>
        <text:p text:style-name="P10">Le chemin ainsi trouvé est stocké dans une chaîne de caractères.</text:p>
        <text:p text:style-name="P9"/>
        <text:list xml:id="list153542745661524" text:continue-numbering="true" text:style-name="L2">
          <text:list-item>
            <text:p text:style-name="P21">Repérer les lignes</text:p>
          </text:list-item>
        </text:list>
        <text:p text:style-name="P10"><text:tab/><text:tab/>A partir de la <text:span text:style-name="T6">chaîne</text:span> contenant le chemin est faite une recherche pour <text:span text:style-name="T6">déterminer</text:span> a quelle ligne appartient chacune des portions du trajet.</text:p>
        <text:p text:style-name="P24">La chaîne contenant le chemin est alors séparé en de plus petites portions qui sont stocké dans une tableau de chaîne de caractères</text:p>
        <text:list xml:id="list153542362262538" text:continue-numbering="true" text:style-name="L2">
          <text:list-header>
            <text:p text:style-name="P21"/>
          </text:list-header>
          <text:list-item>
            <text:p text:style-name="P21">Affichage</text:p>
          </text:list-item>
        </text:list>
        <text:p text:style-name="P7"><text:tab/><text:tab/><text:span text:style-name="T7">Les gares presentes dans la même case du tableau de chaines sont relié par une même couleur et chaque portions est d’une couleur différentes, le chemin a suivre est affiché sur la carte ou l’utilisateur peut effectuer les même actions que précédemment et dans le terminal.</text:span></text:p>
        <text:p text:style-name="P7"><text:span text:style-name="T1"/></text:p>
        <text:p text:style-name="P7"><text:span text:style-name="T1"/></text:p>
        <text:p text:style-name="P7"><text:span text:style-name="T1"/></text:p>
        <text:p text:style-name="P7"><text:span text:style-name="T1"/></text:p>
        <text:p text:style-name="P3">Structure de données :</text:p>
        <text:p text:style-name="P4"/>
        <text:p text:style-name="P34">1)graphe</text:p>
        <text:p text:style-name="P34"/>
        <text:p text:style-name="P26">Nous avons utilisé la représentation matricielle pour le graphe dans lequel nous avons également stocké la durée du parcours .</text:p>
        <text:p text:style-name="P26"/>
        <text:p text:style-name="P26">ex :</text:p>
        <table:table table:name="Table1" table:style-name="Table1">
          <table:table-column table:style-name="Table1.A" table:number-columns-repeated="4"/>
          <table:table-row>
            <table:table-cell table:style-name="Table1.A1" office:value-type="string">
              <text:p text:style-name="P38"/>
            </table:table-cell>
            <table:table-cell table:style-name="Table1.A1" office:value-type="string">
              <text:p text:style-name="P39">i</text:p>
            </table:table-cell>
            <table:table-cell table:style-name="Table1.A1" office:value-type="string">
              <text:p text:style-name="P39">j</text:p>
            </table:table-cell>
            <table:table-cell table:style-name="Table1.D1" office:value-type="string">
              <text:p text:style-name="P39">k</text:p>
            </table:table-cell>
          </table:table-row>
          <table:table-row>
            <table:table-cell table:style-name="Table1.A2" office:value-type="string">
              <text:p text:style-name="P39">i</text:p>
            </table:table-cell>
            <table:table-cell table:style-name="Table1.A2" office:value-type="string">
              <text:p text:style-name="P39">0</text:p>
            </table:table-cell>
            <table:table-cell table:style-name="Table1.A2" office:value-type="string">
              <text:p text:style-name="P40">30</text:p>
            </table:table-cell>
            <table:table-cell table:style-name="Table1.D2" office:value-type="string">
              <text:p text:style-name="P40">50</text:p>
            </table:table-cell>
          </table:table-row>
          <table:table-row>
            <table:table-cell table:style-name="Table1.A2" office:value-type="string">
              <text:p text:style-name="P39">j</text:p>
            </table:table-cell>
            <table:table-cell table:style-name="Table1.A2" office:value-type="string">
              <text:p text:style-name="P38">0</text:p>
            </table:table-cell>
            <table:table-cell table:style-name="Table1.A2" office:value-type="string">
              <text:p text:style-name="P39">0</text:p>
            </table:table-cell>
            <table:table-cell table:style-name="Table1.D2" office:value-type="string">
              <text:p text:style-name="P40">0</text:p>
            </table:table-cell>
          </table:table-row>
          <table:table-row>
            <table:table-cell table:style-name="Table1.A2" office:value-type="string">
              <text:p text:style-name="P39">k</text:p>
            </table:table-cell>
            <table:table-cell table:style-name="Table1.A2" office:value-type="string">
              <text:p text:style-name="P40">50</text:p>
            </table:table-cell>
            <table:table-cell table:style-name="Table1.A2" office:value-type="string">
              <text:p text:style-name="P40">0</text:p>
            </table:table-cell>
            <table:table-cell table:style-name="Table1.D2" office:value-type="string">
              <text:p text:style-name="P39">0</text:p>
            </table:table-cell>
          </table:table-row>
        </table:table>
        <text:p text:style-name="P26"/>
        <text:p text:style-name="P27">Ici , la liaison i-j est a sens unique et prend 30s , les liaisons orientées sont présentes a certains endroit du métro et nous avons choisi de les représenté par un ‘A’ dans le fichier metro.txt <text:span text:style-name="T12">(A i j 30)</text:span>.</text:p>
        <text:p text:style-name="P28">La liaison k-i peut être emprunter dans les deux sens , prend 50s et est représenté par un ‘E’ dans le fichier metro.txt <text:span text:style-name="T12">(E k i 50 ou E i k 50)</text:span>.</text:p>
        <text:p text:style-name="P4"/>
        <text:p text:style-name="P34">2)le chemin</text:p>
        <text:p text:style-name="P34"/>
        <text:p text:style-name="P34">Nous avons stocké le chemin obtenu dans une chaîne de caractères pour permettre d’utiliser strcmp sur celui-ci.</text:p>
        <text:p text:style-name="P34"/>
        <text:p text:style-name="P34">3)l’affichage</text:p>
        <text:p text:style-name="P34"/>
        <text:p text:style-name="P35">Lors de l’affichage nous avons utilisé les structure fournies par la bibliothèque SDL pour stocker les images (SDL_Surface) <text:span text:style-name="T13">et pour modifier les pixels (uint_32)</text:span></text:p>
        <text:p text:style-name="P4"/>
        <text:p text:style-name="P37"/>
        <text:p text:style-name="P3">Description des fonctions complexes:</text:p>
        <text:p text:style-name="P4"/>
        <text:p text:style-name="P26">SDL_Surface* dezoom_vf(SDL_Surface *Surface,int z_lvl,int recouvrement)</text:p>
        <text:p text:style-name="P26"/>
        <text:p text:style-name="P30">La fonction dezoom_vf prend pour argument l’adresse une surface sdl dans laquelle a été chargé la carte du métro et va renvoy<text:span text:style-name="T10">er</text:span> l’adresse d’une nouvelle surface contenant la même image mais réduite . Le principe est plutôt simple , chaque pixel de la nouvelle surface représente la moyenne des couleurs d’un carré de pixel de ‘z_lvl’ de côté de l’ancienne surface , chacun des carré se recouvrant de ‘recouvrement’ pixels .</text:p>
        <text:p text:style-name="P30">La variable recouvrement n’a pas été utile pour ce projet car elle ne fait que rendre la surface dé-zoomé plus flou.</text:p>
        <text:p text:style-name="P31">Cette fonction nécessitant le plus grand temps d’exécution <text:span text:style-name="T9">du projet ,</text:span> elle n’est pas ré-effectu<text:span text:style-name="T9">é</text:span> a chaque zoom/<text:span text:style-name="T9">dé-zoom</text:span> de l’utilisateur , <text:span text:style-name="T9">cela entraînerait une latence énorme , mais tout les différents niveaux de dé-zoom sont stockés dans un tableau de surface au début de l’affichage . Chaque case du tableau contenant une surface obtenue a partir de l’image de base et d’un niveau de dé-zoom (‘z_lvl’) croissant.</text:span></text:p>
        <text:p text:style-name="P32">Cette fonction est devenue une nécessité au moment ou nous nous sommes rendu compte que l’image de base était beaucoup trop grande pour n’importe quel écran.</text:p>
        <text:p text:style-name="P26"/>
        <text:p text:style-name="P26">void deplacement_ecran(int mode, ...)</text:p>
        <text:p text:style-name="P4"/>
        <text:p text:style-name="P33">La fonction <text:s/><text:span text:style-name="T8">deplacement_ecran </text:span>est complexe pour plusieurs raison :</text:p>
        <text:p text:style-name="P33">- elle possède des arguments variable afin d’éviter de l’écrire plusieurs fois en ne changeant que peu de chose . Le but ici est de pouvoir utiliser la même fonction d’affichage au début , ou l’utilisateur peut cliquer sur les gares pour les sélectionner <text:span text:style-name="T11">(mode 1 et 2) </text:span>, et a la fin une fois le chemin obtenue , ou le chemin doit être dessiné sur la carte et ou l’utilisateur ne peut plus cliquer sur les gares <text:span text:style-name="T11">(mode 0) </text:span>.</text:p>
        <text:p text:style-name="P33">-<text:span text:style-name="T11">la surface doit être repositionné au moment du zoom/dé-zoom pour le pixel sur lequel est la souris reste le même . L’expression de la nouvelle position de la surface dépend de la position de la souris , du niveau de zoom et de l’ancienne position de la surface . Il faut également faire attention a ce que l’image ne sorte pas de la fenêtre .</text:span></text:p>
        <text:p text:style-name="P33">-<text:span text:style-name="T11">la gestion des événements est énorme et imbriqué : la gestion des événements occupe une grosse partie de cette fonction due aux différentes actions possibles et aux différent effets en fonction du ‘mode’ utilisé . De plus lors de l’appui sur le clic droit , une nouvelle série d’action différentes des précedantes est a effectuer . Par exemple bouger la souris n’a aucun effet si le clic droit n’est pas enfoncé , en revanche , s’il l’est , la surface doit alors se deplacer en suivant la souris . </text:span></text:p>
        <text:p text:style-name="P4"/>
        <text:p text:style-name="P29">char* pcc(int depart, int arrivee,int* temps)</text:p>
        <text:p text:style-name="P29"/>
        <text:p text:style-name="P36">La fonction pcc a pour but de sélectionner le meilleur point de départ possible comme expliqué précédemment et appelle donc l’algorithme de Dijkstra a plusieurs reprise et en compare les résultats . Cette fonction a pour suppositions que les gares possédant le même nom sont côte a côte dans le fichier métro.txt .</text:p>
        <text:p text:style-name="P29"/>
        <text:p text:style-name="P29">char* dijkstra(int** matrice, int depart, int arrivee,int* temps)</text:p>
        <text:p text:style-name="P4"/>
        <text:p text:style-name="P36">La fonction Dijkstra va calculer le meilleur chemin entre la gare de départ et la gare d’arrivé , et va également selectionner le meilleur point d’arrivé pour ce point de départ . Toujours en supposant que les gares ayant le même nom sont <text:s/>côte a côte.</text:p>
        <text:p text:style-name="P4"/>
        <text:p text:style-name="P26">char** reperage_chemin(char* chemin, int longueur, char** ligne, int pere, ...)</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1">1) <text:span text:style-name="T3">PCC</text:span></text:p>
        <text:p text:style-name="P14"/>
        <text:p text:style-name="P12">Certaines gares ont plusieurs arrêt avec le même nom, correspondant aux différentes lignes. Afin de déterminer le plus court chemin entre deux gares il faut d’abord déterminer quel est le bon arrêt à choisir en temps qu’arrêt de départ ou d’arrivée.</text:p>
        <text:p text:style-name="P12"/>
        <text:p text:style-name="P12">Nous utilisons l’algorithme de Dijkstra, qui est un algorithme de « one to all », il va donc trouver le plus court chemin entre une gare de départ et n’importe qu’elle gare d’arrivée. Lancer l’algorithme une fois nous permettra de trouver la bonne gare d’arrivée, mais pour le départ il faudra appeler plusieurs fois la fonction du PCC.</text:p>
        <text:p text:style-name="P12"/>
        <text:p text:style-name="P12"/>
        <text:p text:style-name="P12"/>
        <text:p text:style-name="P13">2) <text:span text:style-name="T2">Repérage chemin</text:span></text:p>
        <text:p text:style-name="P13"/>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loext: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fo:orphans="2" fo:widows="2" style:writing-mode="lr-tb"/>
      <style:text-properties style:font-name="Liberation Serif1" fo:font-family="'Liberation Serif'" fo:font-size="12pt" fo:language="fr" fo:country="FR"/>
    </style:style>
    <style:style style:name="Table_20_Contents" style:display-name="Table Contents" style:family="paragraph" style:parent-style-name="Standard" style:class="extra">
      <style:paragraph-properties text:number-lines="false" text:line-number="0"/>
    </style:style>
    <style:style style:name="Bullet_20_Symbols_5f_text" style:display-name="Bullet Symbols_text" style:family="text">
      <style:text-properties style:font-name="OpenSymbol" fo:font-family="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4-20T09:47:59.853097563</meta:creation-date>
    <dc:date>2017-05-03T15:35:41.936709356</dc:date>
    <meta:editing-duration>PT1H42M24S</meta:editing-duration>
    <meta:editing-cycles>25</meta:editing-cycles>
    <meta:document-statistic meta:table-count="1" meta:image-count="0" meta:object-count="0" meta:page-count="6" meta:paragraph-count="70" meta:word-count="1478" meta:character-count="8447" meta:non-whitespace-character-count="7034"/>
  </office:meta>
</office:document-meta>
</file>